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ePlusExtensionsParser.CorePlusExtensionsParser( Analyzer analyzer , Query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PlusExtensionsParser.CorePlusExtensionsParser( String defaultField , Analyzer analyzer , Query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rePlusExtensionsParser.CorePlusExtensionsParser( String defaultField ,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